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89.99mm" svg:x="221.4mm" svg:y="22.21mm">
            <draw:object draw:notify-on-update-of-ranges="Sheet1.A7:Sheet1.A15 Sheet1.B6:Sheet1.B6 Sheet1.B7:Sheet1.B15 Sheet1.B18:Sheet1.B18 Sheet1.B19:Sheet1.B27 Sheet1.B30:Sheet1.B30 Sheet1.B31:Sheet1.B39 Sheet1.B42:Sheet1.B42 Sheet1.B43:Sheet1.B5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mutation%</text:p>
          </table:table-cell>
          <table:table-cell office:value-type="string" calcext:value-type="string">
            <text:p>Speedup(5000)</text:p>
          </table:table-cell>
          <table:table-cell office:value-type="string" calcext:value-type="string">
            <text:p>clever_time</text:p>
          </table:table-cell>
          <table:table-cell office:value-type="string" calcext:value-type="string">
            <text:p>bench_time</text:p>
          </table:table-cell>
          <table:table-cell office:value-type="string" calcext:value-type="string">
            <text:p>clever_iter</text:p>
          </table:table-cell>
          <table:table-cell office:value-type="string" calcext:value-type="string">
            <text:p>bench_iter</text:p>
          </table:table-cell>
          <table:table-cell office:value-type="string" calcext:value-type="string">
            <text:p>tridiag_time</text:p>
          </table:table-cell>
          <table:table-cell office:value-type="string" calcext:value-type="string">
            <text:p>solver_clev_tim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0339" calcext:value-type="float">
            <text:p>1.50339</text:p>
          </table:table-cell>
          <table:table-cell office:value-type="float" office:value="103.979" calcext:value-type="float">
            <text:p>103.979</text:p>
          </table:table-cell>
          <table:table-cell office:value-type="float" office:value="156.32" calcext:value-type="float">
            <text:p>156.32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0.943776" calcext:value-type="float">
            <text:p>0.943776</text:p>
          </table:table-cell>
          <table:table-cell office:value-type="float" office:value="103.035" calcext:value-type="float">
            <text:p>103.0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36436" calcext:value-type="float">
            <text:p>1.36436</text:p>
          </table:table-cell>
          <table:table-cell office:value-type="float" office:value="129.403" calcext:value-type="float">
            <text:p>129.403</text:p>
          </table:table-cell>
          <table:table-cell office:value-type="float" office:value="176.552" calcext:value-type="float">
            <text:p>176.55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0.946016" calcext:value-type="float">
            <text:p>0.946016</text:p>
          </table:table-cell>
          <table:table-cell office:value-type="float" office:value="128.457" calcext:value-type="float">
            <text:p>128.4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36209" calcext:value-type="float">
            <text:p>1.36209</text:p>
          </table:table-cell>
          <table:table-cell office:value-type="float" office:value="135.075" calcext:value-type="float">
            <text:p>135.075</text:p>
          </table:table-cell>
          <table:table-cell office:value-type="float" office:value="183.984" calcext:value-type="float">
            <text:p>183.984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0.924224" calcext:value-type="float">
            <text:p>0.924224</text:p>
          </table:table-cell>
          <table:table-cell office:value-type="float" office:value="134.151" calcext:value-type="float">
            <text:p>134.1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34003" calcext:value-type="float">
            <text:p>1.34003</text:p>
          </table:table-cell>
          <table:table-cell office:value-type="float" office:value="146.999" calcext:value-type="float">
            <text:p>146.999</text:p>
          </table:table-cell>
          <table:table-cell office:value-type="float" office:value="196.983" calcext:value-type="float">
            <text:p>196.983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0.937216" calcext:value-type="float">
            <text:p>0.937216</text:p>
          </table:table-cell>
          <table:table-cell office:value-type="float" office:value="146.062" calcext:value-type="float">
            <text:p>146.0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3071" calcext:value-type="float">
            <text:p>1.3071</text:p>
          </table:table-cell>
          <table:table-cell office:value-type="float" office:value="172.568" calcext:value-type="float">
            <text:p>172.568</text:p>
          </table:table-cell>
          <table:table-cell office:value-type="float" office:value="225.563" calcext:value-type="float">
            <text:p>225.563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0.938816" calcext:value-type="float">
            <text:p>0.938816</text:p>
          </table:table-cell>
          <table:table-cell office:value-type="float" office:value="171.629" calcext:value-type="float">
            <text:p>171.62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15886" calcext:value-type="float">
            <text:p>1.15886</text:p>
          </table:table-cell>
          <table:table-cell office:value-type="float" office:value="206.166" calcext:value-type="float">
            <text:p>206.166</text:p>
          </table:table-cell>
          <table:table-cell office:value-type="float" office:value="238.917" calcext:value-type="float">
            <text:p>238.91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0.924256" calcext:value-type="float">
            <text:p>0.924256</text:p>
          </table:table-cell>
          <table:table-cell office:value-type="float" office:value="205.242" calcext:value-type="float">
            <text:p>205.2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16369" calcext:value-type="float">
            <text:p>1.16369</text:p>
          </table:table-cell>
          <table:table-cell office:value-type="float" office:value="199.538" calcext:value-type="float">
            <text:p>199.538</text:p>
          </table:table-cell>
          <table:table-cell office:value-type="float" office:value="232.2" calcext:value-type="float">
            <text:p>232.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0.938208" calcext:value-type="float">
            <text:p>0.938208</text:p>
          </table:table-cell>
          <table:table-cell office:value-type="float" office:value="198.599" calcext:value-type="float">
            <text:p>198.5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15085" calcext:value-type="float">
            <text:p>1.15085</text:p>
          </table:table-cell>
          <table:table-cell office:value-type="float" office:value="222.663" calcext:value-type="float">
            <text:p>222.663</text:p>
          </table:table-cell>
          <table:table-cell office:value-type="float" office:value="256.251" calcext:value-type="float">
            <text:p>256.25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0.938624" calcext:value-type="float">
            <text:p>0.938624</text:p>
          </table:table-cell>
          <table:table-cell office:value-type="float" office:value="221.724" calcext:value-type="float">
            <text:p>221.72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19516" calcext:value-type="float">
            <text:p>1.19516</text:p>
          </table:table-cell>
          <table:table-cell office:value-type="float" office:value="216.997" calcext:value-type="float">
            <text:p>216.997</text:p>
          </table:table-cell>
          <table:table-cell office:value-type="float" office:value="259.347" calcext:value-type="float">
            <text:p>259.34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0.931616" calcext:value-type="float">
            <text:p>0.931616</text:p>
          </table:table-cell>
          <table:table-cell office:value-type="float" office:value="216.066" calcext:value-type="float">
            <text:p>216.06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utation%</text:p>
          </table:table-cell>
          <table:table-cell office:value-type="string" calcext:value-type="string">
            <text:p>Speedup(10000)</text:p>
          </table:table-cell>
          <table:table-cell office:value-type="string" calcext:value-type="string">
            <text:p>clever_time</text:p>
          </table:table-cell>
          <table:table-cell office:value-type="string" calcext:value-type="string">
            <text:p>bench_time</text:p>
          </table:table-cell>
          <table:table-cell office:value-type="string" calcext:value-type="string">
            <text:p>clever_iter</text:p>
          </table:table-cell>
          <table:table-cell office:value-type="string" calcext:value-type="string">
            <text:p>bench_iter</text:p>
          </table:table-cell>
          <table:table-cell office:value-type="string" calcext:value-type="string">
            <text:p>tridiag_time</text:p>
          </table:table-cell>
          <table:table-cell office:value-type="string" calcext:value-type="string">
            <text:p>solver_clev_tim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0093" calcext:value-type="float">
            <text:p>1.50093</text:p>
          </table:table-cell>
          <table:table-cell office:value-type="float" office:value="117.327" calcext:value-type="float">
            <text:p>117.327</text:p>
          </table:table-cell>
          <table:table-cell office:value-type="float" office:value="176.1" calcext:value-type="float">
            <text:p>176.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0.780704" calcext:value-type="float">
            <text:p>0.780704</text:p>
          </table:table-cell>
          <table:table-cell office:value-type="float" office:value="116.547" calcext:value-type="float">
            <text:p>116.5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27857" calcext:value-type="float">
            <text:p>1.27857</text:p>
          </table:table-cell>
          <table:table-cell office:value-type="float" office:value="137.861" calcext:value-type="float">
            <text:p>137.861</text:p>
          </table:table-cell>
          <table:table-cell office:value-type="float" office:value="176.264" calcext:value-type="float">
            <text:p>176.26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0.776416" calcext:value-type="float">
            <text:p>0.776416</text:p>
          </table:table-cell>
          <table:table-cell office:value-type="float" office:value="137.084" calcext:value-type="float">
            <text:p>137.0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33803" calcext:value-type="float">
            <text:p>1.33803</text:p>
          </table:table-cell>
          <table:table-cell office:value-type="float" office:value="153.141" calcext:value-type="float">
            <text:p>153.141</text:p>
          </table:table-cell>
          <table:table-cell office:value-type="float" office:value="204.907" calcext:value-type="float">
            <text:p>204.90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0.766592" calcext:value-type="float">
            <text:p>0.766592</text:p>
          </table:table-cell>
          <table:table-cell office:value-type="float" office:value="152.374" calcext:value-type="float">
            <text:p>152.3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33287" calcext:value-type="float">
            <text:p>1.33287</text:p>
          </table:table-cell>
          <table:table-cell office:value-type="float" office:value="153.171" calcext:value-type="float">
            <text:p>153.171</text:p>
          </table:table-cell>
          <table:table-cell office:value-type="float" office:value="204.158" calcext:value-type="float">
            <text:p>204.15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0.7632" calcext:value-type="float">
            <text:p>0.7632</text:p>
          </table:table-cell>
          <table:table-cell office:value-type="float" office:value="152.408" calcext:value-type="float">
            <text:p>152.4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24697" calcext:value-type="float">
            <text:p>1.24697</text:p>
          </table:table-cell>
          <table:table-cell office:value-type="float" office:value="173.014" calcext:value-type="float">
            <text:p>173.014</text:p>
          </table:table-cell>
          <table:table-cell office:value-type="float" office:value="215.744" calcext:value-type="float">
            <text:p>215.74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0.765504" calcext:value-type="float">
            <text:p>0.765504</text:p>
          </table:table-cell>
          <table:table-cell office:value-type="float" office:value="172.249" calcext:value-type="float">
            <text:p>172.2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16342" calcext:value-type="float">
            <text:p>1.16342</text:p>
          </table:table-cell>
          <table:table-cell office:value-type="float" office:value="199.677" calcext:value-type="float">
            <text:p>199.677</text:p>
          </table:table-cell>
          <table:table-cell office:value-type="float" office:value="232.308" calcext:value-type="float">
            <text:p>232.30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0.780704" calcext:value-type="float">
            <text:p>0.780704</text:p>
          </table:table-cell>
          <table:table-cell office:value-type="float" office:value="198.896" calcext:value-type="float">
            <text:p>198.89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15772" calcext:value-type="float">
            <text:p>1.15772</text:p>
          </table:table-cell>
          <table:table-cell office:value-type="float" office:value="221.526" calcext:value-type="float">
            <text:p>221.526</text:p>
          </table:table-cell>
          <table:table-cell office:value-type="float" office:value="256.466" calcext:value-type="float">
            <text:p>256.466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0.783296" calcext:value-type="float">
            <text:p>0.783296</text:p>
          </table:table-cell>
          <table:table-cell office:value-type="float" office:value="220.743" calcext:value-type="float">
            <text:p>220.7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14233" calcext:value-type="float">
            <text:p>1.14233</text:p>
          </table:table-cell>
          <table:table-cell office:value-type="float" office:value="247.945" calcext:value-type="float">
            <text:p>247.945</text:p>
          </table:table-cell>
          <table:table-cell office:value-type="float" office:value="283.233" calcext:value-type="float">
            <text:p>283.2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0.774656" calcext:value-type="float">
            <text:p>0.774656</text:p>
          </table:table-cell>
          <table:table-cell office:value-type="float" office:value="247.17" calcext:value-type="float">
            <text:p>247.1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11718" calcext:value-type="float">
            <text:p>1.11718</text:p>
          </table:table-cell>
          <table:table-cell office:value-type="float" office:value="236.585" calcext:value-type="float">
            <text:p>236.585</text:p>
          </table:table-cell>
          <table:table-cell office:value-type="float" office:value="264.309" calcext:value-type="float">
            <text:p>264.30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0.778208" calcext:value-type="float">
            <text:p>0.778208</text:p>
          </table:table-cell>
          <table:table-cell office:value-type="float" office:value="235.807" calcext:value-type="float">
            <text:p>235.807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utation%</text:p>
          </table:table-cell>
          <table:table-cell office:value-type="string" calcext:value-type="string">
            <text:p>Speedup(15000)</text:p>
          </table:table-cell>
          <table:table-cell office:value-type="string" calcext:value-type="string">
            <text:p>clever_time</text:p>
          </table:table-cell>
          <table:table-cell office:value-type="string" calcext:value-type="string">
            <text:p>bench_time</text:p>
          </table:table-cell>
          <table:table-cell office:value-type="string" calcext:value-type="string">
            <text:p>clever_iter</text:p>
          </table:table-cell>
          <table:table-cell office:value-type="string" calcext:value-type="string">
            <text:p>bench_iter</text:p>
          </table:table-cell>
          <table:table-cell office:value-type="string" calcext:value-type="string">
            <text:p>tridiag_time</text:p>
          </table:table-cell>
          <table:table-cell office:value-type="string" calcext:value-type="string">
            <text:p>solver_clev_tim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9791" calcext:value-type="float">
            <text:p>1.39791</text:p>
          </table:table-cell>
          <table:table-cell office:value-type="float" office:value="109.528" calcext:value-type="float">
            <text:p>109.528</text:p>
          </table:table-cell>
          <table:table-cell office:value-type="float" office:value="153.11" calcext:value-type="float">
            <text:p>153.1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0.628096" calcext:value-type="float">
            <text:p>0.628096</text:p>
          </table:table-cell>
          <table:table-cell office:value-type="float" office:value="108.9" calcext:value-type="float">
            <text:p>108.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29009" calcext:value-type="float">
            <text:p>1.29009</text:p>
          </table:table-cell>
          <table:table-cell office:value-type="float" office:value="129.631" calcext:value-type="float">
            <text:p>129.631</text:p>
          </table:table-cell>
          <table:table-cell office:value-type="float" office:value="167.236" calcext:value-type="float">
            <text:p>167.23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.638368" calcext:value-type="float">
            <text:p>0.638368</text:p>
          </table:table-cell>
          <table:table-cell office:value-type="float" office:value="128.993" calcext:value-type="float">
            <text:p>128.9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25935" calcext:value-type="float">
            <text:p>1.25935</text:p>
          </table:table-cell>
          <table:table-cell office:value-type="float" office:value="154.084" calcext:value-type="float">
            <text:p>154.084</text:p>
          </table:table-cell>
          <table:table-cell office:value-type="float" office:value="194.045" calcext:value-type="float">
            <text:p>194.04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0.614336" calcext:value-type="float">
            <text:p>0.614336</text:p>
          </table:table-cell>
          <table:table-cell office:value-type="float" office:value="153.469" calcext:value-type="float">
            <text:p>153.4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24968" calcext:value-type="float">
            <text:p>1.24968</text:p>
          </table:table-cell>
          <table:table-cell office:value-type="float" office:value="173.827" calcext:value-type="float">
            <text:p>173.827</text:p>
          </table:table-cell>
          <table:table-cell office:value-type="float" office:value="217.228" calcext:value-type="float">
            <text:p>217.22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0.620832" calcext:value-type="float">
            <text:p>0.620832</text:p>
          </table:table-cell>
          <table:table-cell office:value-type="float" office:value="173.206" calcext:value-type="float">
            <text:p>173.2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2023" calcext:value-type="float">
            <text:p>1.2023</text:p>
          </table:table-cell>
          <table:table-cell office:value-type="float" office:value="197.126" calcext:value-type="float">
            <text:p>197.126</text:p>
          </table:table-cell>
          <table:table-cell office:value-type="float" office:value="237.006" calcext:value-type="float">
            <text:p>237.00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0.626784" calcext:value-type="float">
            <text:p>0.626784</text:p>
          </table:table-cell>
          <table:table-cell office:value-type="float" office:value="196.5" calcext:value-type="float">
            <text:p>196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21794" calcext:value-type="float">
            <text:p>1.21794</text:p>
          </table:table-cell>
          <table:table-cell office:value-type="float" office:value="212.067" calcext:value-type="float">
            <text:p>212.067</text:p>
          </table:table-cell>
          <table:table-cell office:value-type="float" office:value="258.284" calcext:value-type="float">
            <text:p>258.284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0.63104" calcext:value-type="float">
            <text:p>0.63104</text:p>
          </table:table-cell>
          <table:table-cell office:value-type="float" office:value="211.436" calcext:value-type="float">
            <text:p>211.4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17661" calcext:value-type="float">
            <text:p>1.17661</text:p>
          </table:table-cell>
          <table:table-cell office:value-type="float" office:value="230.329" calcext:value-type="float">
            <text:p>230.329</text:p>
          </table:table-cell>
          <table:table-cell office:value-type="float" office:value="271.008" calcext:value-type="float">
            <text:p>271.008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0.621248" calcext:value-type="float">
            <text:p>0.621248</text:p>
          </table:table-cell>
          <table:table-cell office:value-type="float" office:value="229.707" calcext:value-type="float">
            <text:p>229.7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17514" calcext:value-type="float">
            <text:p>1.17514</text:p>
          </table:table-cell>
          <table:table-cell office:value-type="float" office:value="242.272" calcext:value-type="float">
            <text:p>242.272</text:p>
          </table:table-cell>
          <table:table-cell office:value-type="float" office:value="284.705" calcext:value-type="float">
            <text:p>284.70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0.619776" calcext:value-type="float">
            <text:p>0.619776</text:p>
          </table:table-cell>
          <table:table-cell office:value-type="float" office:value="241.652" calcext:value-type="float">
            <text:p>241.65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19898" calcext:value-type="float">
            <text:p>1.19898</text:p>
          </table:table-cell>
          <table:table-cell office:value-type="float" office:value="231.864" calcext:value-type="float">
            <text:p>231.864</text:p>
          </table:table-cell>
          <table:table-cell office:value-type="float" office:value="278.002" calcext:value-type="float">
            <text:p>278.00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0.63728" calcext:value-type="float">
            <text:p>0.63728</text:p>
          </table:table-cell>
          <table:table-cell office:value-type="float" office:value="231.227" calcext:value-type="float">
            <text:p>231.227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utation%</text:p>
          </table:table-cell>
          <table:table-cell office:value-type="string" calcext:value-type="string">
            <text:p>Speedup(20000)</text:p>
          </table:table-cell>
          <table:table-cell office:value-type="string" calcext:value-type="string">
            <text:p>clever_time</text:p>
          </table:table-cell>
          <table:table-cell office:value-type="string" calcext:value-type="string">
            <text:p>bench_time</text:p>
          </table:table-cell>
          <table:table-cell office:value-type="string" calcext:value-type="string">
            <text:p>clever_iter</text:p>
          </table:table-cell>
          <table:table-cell office:value-type="string" calcext:value-type="string">
            <text:p>bench_iter</text:p>
          </table:table-cell>
          <table:table-cell office:value-type="string" calcext:value-type="string">
            <text:p>tridiag_time</text:p>
          </table:table-cell>
          <table:table-cell office:value-type="string" calcext:value-type="string">
            <text:p>solver_clev_tim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0834" calcext:value-type="float">
            <text:p>1.50834</text:p>
          </table:table-cell>
          <table:table-cell office:value-type="float" office:value="102.051" calcext:value-type="float">
            <text:p>102.051</text:p>
          </table:table-cell>
          <table:table-cell office:value-type="float" office:value="153.927" calcext:value-type="float">
            <text:p>153.92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0.629344" calcext:value-type="float">
            <text:p>0.629344</text:p>
          </table:table-cell>
          <table:table-cell office:value-type="float" office:value="101.421" calcext:value-type="float">
            <text:p>101.4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27712" calcext:value-type="float">
            <text:p>1.27712</text:p>
          </table:table-cell>
          <table:table-cell office:value-type="float" office:value="135.21" calcext:value-type="float">
            <text:p>135.21</text:p>
          </table:table-cell>
          <table:table-cell office:value-type="float" office:value="172.679" calcext:value-type="float">
            <text:p>172.679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0.63184" calcext:value-type="float">
            <text:p>0.63184</text:p>
          </table:table-cell>
          <table:table-cell office:value-type="float" office:value="134.578" calcext:value-type="float">
            <text:p>134.5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25538" calcext:value-type="float">
            <text:p>1.25538</text:p>
          </table:table-cell>
          <table:table-cell office:value-type="float" office:value="167.299" calcext:value-type="float">
            <text:p>167.299</text:p>
          </table:table-cell>
          <table:table-cell office:value-type="float" office:value="210.023" calcext:value-type="float">
            <text:p>210.023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0.629568" calcext:value-type="float">
            <text:p>0.629568</text:p>
          </table:table-cell>
          <table:table-cell office:value-type="float" office:value="166.669" calcext:value-type="float">
            <text:p>166.6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24821" calcext:value-type="float">
            <text:p>1.24821</text:p>
          </table:table-cell>
          <table:table-cell office:value-type="float" office:value="177.446" calcext:value-type="float">
            <text:p>177.446</text:p>
          </table:table-cell>
          <table:table-cell office:value-type="float" office:value="221.491" calcext:value-type="float">
            <text:p>221.49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0.628608" calcext:value-type="float">
            <text:p>0.628608</text:p>
          </table:table-cell>
          <table:table-cell office:value-type="float" office:value="176.818" calcext:value-type="float">
            <text:p>176.8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2742" calcext:value-type="float">
            <text:p>1.12742</text:p>
          </table:table-cell>
          <table:table-cell office:value-type="float" office:value="202.824" calcext:value-type="float">
            <text:p>202.824</text:p>
          </table:table-cell>
          <table:table-cell office:value-type="float" office:value="228.669" calcext:value-type="float">
            <text:p>228.66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0.620608" calcext:value-type="float">
            <text:p>0.620608</text:p>
          </table:table-cell>
          <table:table-cell office:value-type="float" office:value="202.204" calcext:value-type="float">
            <text:p>202.2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18145" calcext:value-type="float">
            <text:p>1.18145</text:p>
          </table:table-cell>
          <table:table-cell office:value-type="float" office:value="186.525" calcext:value-type="float">
            <text:p>186.525</text:p>
          </table:table-cell>
          <table:table-cell office:value-type="float" office:value="220.37" calcext:value-type="float">
            <text:p>220.3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0.671616" calcext:value-type="float">
            <text:p>0.671616</text:p>
          </table:table-cell>
          <table:table-cell office:value-type="float" office:value="185.853" calcext:value-type="float">
            <text:p>185.8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15126" calcext:value-type="float">
            <text:p>1.15126</text:p>
          </table:table-cell>
          <table:table-cell office:value-type="float" office:value="231.15" calcext:value-type="float">
            <text:p>231.15</text:p>
          </table:table-cell>
          <table:table-cell office:value-type="float" office:value="266.113" calcext:value-type="float">
            <text:p>266.11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0.62784" calcext:value-type="float">
            <text:p>0.62784</text:p>
          </table:table-cell>
          <table:table-cell office:value-type="float" office:value="230.522" calcext:value-type="float">
            <text:p>230.5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15107" calcext:value-type="float">
            <text:p>1.15107</text:p>
          </table:table-cell>
          <table:table-cell office:value-type="float" office:value="230.918" calcext:value-type="float">
            <text:p>230.918</text:p>
          </table:table-cell>
          <table:table-cell office:value-type="float" office:value="265.803" calcext:value-type="float">
            <text:p>265.80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0.621696" calcext:value-type="float">
            <text:p>0.621696</text:p>
          </table:table-cell>
          <table:table-cell office:value-type="float" office:value="230.296" calcext:value-type="float">
            <text:p>230.29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1838" calcext:value-type="float">
            <text:p>1.1838</text:p>
          </table:table-cell>
          <table:table-cell office:value-type="float" office:value="231.232" calcext:value-type="float">
            <text:p>231.232</text:p>
          </table:table-cell>
          <table:table-cell office:value-type="float" office:value="273.733" calcext:value-type="float">
            <text:p>273.7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0.628704" calcext:value-type="float">
            <text:p>0.628704</text:p>
          </table:table-cell>
          <table:table-cell office:value-type="float" office:value="230.603" calcext:value-type="float">
            <text:p>230.6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4T20:14:48.432179535</meta:creation-date>
    <dc:date>2015-11-14T20:40:07.158699902</dc:date>
    <meta:editing-duration>PT25M7S</meta:editing-duration>
    <meta:editing-cycles>21</meta:editing-cycles>
    <meta:generator>LibreOffice/4.4.2.2$Linux_X86_64 LibreOffice_project/40m0$Build-2</meta:generator>
    <meta:document-statistic meta:table-count="1" meta:cell-count="3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" chart:maximum="1.6" chart:interval-major="0.0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69cm" svg:y="3.454cm" style:legend-expansion="high" chart:style-name="ch2"/>
        <chart:plot-area chart:style-name="ch3" table:cell-range-address="Sheet1.A7:Sheet1.B15 Sheet1.A6:Sheet1.B6 Sheet1.B18:Sheet1.B27 Sheet1.B30:Sheet1.B39 Sheet1.B42:Sheet1.B51" chart:data-source-has-labels="both" svg:x="0.32cm" svg:y="0.18cm" svg:width="11.529cm" svg:height="8.64cm">
          <chartooo:coordinate-region svg:x="1.232cm" svg:y="0.379cm" svg:width="10.43cm" svg:height="7.795cm"/>
          <chart:axis chart:dimension="x" chart:name="primary-x" chart:style-name="ch4" chartooo:axis-type="auto">
            <chartooo:date-scale/>
            <chart:categories table:cell-range-address="Sheet1.A7:Sheet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7:Sheet1.B15" chart:label-cell-address="Sheet1.B6:Sheet1.B6" chart:class="chart:line">
            <chart:data-point chart:repeated="9"/>
          </chart:series>
          <chart:series chart:style-name="ch8" chart:values-cell-range-address="Sheet1.B19:Sheet1.B27" chart:label-cell-address="Sheet1.B18:Sheet1.B18" chart:class="chart:line">
            <chart:data-point chart:repeated="9"/>
          </chart:series>
          <chart:series chart:style-name="ch9" chart:values-cell-range-address="Sheet1.B31:Sheet1.B39" chart:label-cell-address="Sheet1.B30:Sheet1.B30" chart:class="chart:line">
            <chart:data-point chart:repeated="9"/>
          </chart:series>
          <chart:series chart:style-name="ch10" chart:values-cell-range-address="Sheet1.B43:Sheet1.B51" chart:label-cell-address="Sheet1.B42:Sheet1.B42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(5000)</text:p>
                <draw:g>
                  <svg:desc>Sheet1.B6:Sheet1.B6</svg:desc>
                </draw:g>
              </table:table-cell>
              <table:table-cell office:value-type="string">
                <text:p>Speedup(10000)</text:p>
                <draw:g>
                  <svg:desc>Sheet1.B18:Sheet1.B18</svg:desc>
                </draw:g>
              </table:table-cell>
              <table:table-cell office:value-type="string">
                <text:p>Speedup(15000)</text:p>
                <draw:g>
                  <svg:desc>Sheet1.B30:Sheet1.B30</svg:desc>
                </draw:g>
              </table:table-cell>
              <table:table-cell office:value-type="string">
                <text:p>Speedup(20000)</text:p>
                <draw:g>
                  <svg:desc>Sheet1.B42:Sheet1.B4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7:Sheet1.A15</svg:desc>
                </draw:g>
              </table:table-cell>
              <table:table-cell office:value-type="float" office:value="1.50339">
                <text:p>1.50339</text:p>
                <draw:g>
                  <svg:desc>Sheet1.B7:Sheet1.B15</svg:desc>
                </draw:g>
              </table:table-cell>
              <table:table-cell office:value-type="float" office:value="1.50093">
                <text:p>1.50093</text:p>
                <draw:g>
                  <svg:desc>Sheet1.B19:Sheet1.B27</svg:desc>
                </draw:g>
              </table:table-cell>
              <table:table-cell office:value-type="float" office:value="1.39791">
                <text:p>1.39791</text:p>
                <draw:g>
                  <svg:desc>Sheet1.B31:Sheet1.B39</svg:desc>
                </draw:g>
              </table:table-cell>
              <table:table-cell office:value-type="float" office:value="1.50834">
                <text:p>1.50834</text:p>
                <draw:g>
                  <svg:desc>Sheet1.B43:Sheet1.B5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36436">
                <text:p>1.36436</text:p>
              </table:table-cell>
              <table:table-cell office:value-type="float" office:value="1.27857">
                <text:p>1.27857</text:p>
              </table:table-cell>
              <table:table-cell office:value-type="float" office:value="1.29009">
                <text:p>1.29009</text:p>
              </table:table-cell>
              <table:table-cell office:value-type="float" office:value="1.27712">
                <text:p>1.2771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36209">
                <text:p>1.36209</text:p>
              </table:table-cell>
              <table:table-cell office:value-type="float" office:value="1.33803">
                <text:p>1.33803</text:p>
              </table:table-cell>
              <table:table-cell office:value-type="float" office:value="1.25935">
                <text:p>1.25935</text:p>
              </table:table-cell>
              <table:table-cell office:value-type="float" office:value="1.25538">
                <text:p>1.2553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34003">
                <text:p>1.34003</text:p>
              </table:table-cell>
              <table:table-cell office:value-type="float" office:value="1.33287">
                <text:p>1.33287</text:p>
              </table:table-cell>
              <table:table-cell office:value-type="float" office:value="1.24968">
                <text:p>1.24968</text:p>
              </table:table-cell>
              <table:table-cell office:value-type="float" office:value="1.24821">
                <text:p>1.2482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3071">
                <text:p>1.3071</text:p>
              </table:table-cell>
              <table:table-cell office:value-type="float" office:value="1.24697">
                <text:p>1.24697</text:p>
              </table:table-cell>
              <table:table-cell office:value-type="float" office:value="1.2023">
                <text:p>1.2023</text:p>
              </table:table-cell>
              <table:table-cell office:value-type="float" office:value="1.12742">
                <text:p>1.1274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15886">
                <text:p>1.15886</text:p>
              </table:table-cell>
              <table:table-cell office:value-type="float" office:value="1.16342">
                <text:p>1.16342</text:p>
              </table:table-cell>
              <table:table-cell office:value-type="float" office:value="1.21794">
                <text:p>1.21794</text:p>
              </table:table-cell>
              <table:table-cell office:value-type="float" office:value="1.18145">
                <text:p>1.1814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16369">
                <text:p>1.16369</text:p>
              </table:table-cell>
              <table:table-cell office:value-type="float" office:value="1.15772">
                <text:p>1.15772</text:p>
              </table:table-cell>
              <table:table-cell office:value-type="float" office:value="1.17661">
                <text:p>1.17661</text:p>
              </table:table-cell>
              <table:table-cell office:value-type="float" office:value="1.15126">
                <text:p>1.1512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15085">
                <text:p>1.15085</text:p>
              </table:table-cell>
              <table:table-cell office:value-type="float" office:value="1.14233">
                <text:p>1.14233</text:p>
              </table:table-cell>
              <table:table-cell office:value-type="float" office:value="1.17514">
                <text:p>1.17514</text:p>
              </table:table-cell>
              <table:table-cell office:value-type="float" office:value="1.15107">
                <text:p>1.1510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.19516">
                <text:p>1.19516</text:p>
              </table:table-cell>
              <table:table-cell office:value-type="float" office:value="1.11718">
                <text:p>1.11718</text:p>
              </table:table-cell>
              <table:table-cell office:value-type="float" office:value="1.19898">
                <text:p>1.19898</text:p>
              </table:table-cell>
              <table:table-cell office:value-type="float" office:value="1.1838">
                <text:p>1.18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